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35aea" officeooo:paragraph-rsid="00135aea"/>
    </style:style>
    <style:style style:name="P2" style:family="paragraph" style:parent-style-name="Standard">
      <style:text-properties officeooo:rsid="00113aba" officeooo:paragraph-rsid="00113aba"/>
    </style:style>
    <style:style style:name="P3" style:family="paragraph" style:parent-style-name="Text_20_body">
      <style:text-properties officeooo:rsid="00113aba" officeooo:paragraph-rsid="00113aba"/>
    </style:style>
    <style:style style:name="P4" style:family="paragraph" style:parent-style-name="Text_20_body">
      <style:text-properties officeooo:rsid="00113aba" officeooo:paragraph-rsid="00113aba"/>
    </style:style>
    <style:style style:name="P5" style:family="paragraph" style:parent-style-name="Text_20_body">
      <style:text-properties officeooo:rsid="0013954b" officeooo:paragraph-rsid="00139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Estimation – making intelligent use of data</text:h>
      <text:p text:style-name="P2">we start</text:p>
      <text:h text:style-name="Heading_20_2" text:outline-level="2">non-parametric v parametric</text:h>
      <text:h text:style-name="Heading_20_3" text:outline-level="3">the bootstrap</text:h>
      <text:p text:style-name="P3">(example <text:s text:c="3"/>)</text:p>
      <text:h text:style-name="Heading_20_2" text:outline-level="2">parametric</text:h>
      <text:h text:style-name="Heading_20_3" text:outline-level="3">classic</text:h>
      <text:h text:style-name="Heading_20_3" text:outline-level="3">Likelihood</text:h>
      <text:p text:style-name="P3">(example <text:s/>)</text:p>
      <text:h text:style-name="Heading_20_3" text:outline-level="3">method of moments</text:h>
      <text:p text:style-name="P3">(example <text:s/>)</text:p>
      <text:h text:style-name="Heading_20_3" text:outline-level="3">bayes</text:h>
      <text:h text:style-name="Heading_20_4" text:outline-level="4">conjugate priors <text:s/>bayes and likelihood</text:h>
      <text:p text:style-name="P3">Examples(binomial, poisson, normal, normal)</text:p>
      <text:h text:style-name="Heading_20_4" text:outline-level="4">multi-parameter models – integration in higher dimensions – simulation</text:h>
      <text:p text:style-name="P3">(this is the motivation)</text:p>
      <text:h text:style-name="Heading_20_5" text:outline-level="5">MC integration</text:h>
      <text:p text:style-name="P3">(ex24-1.r)</text:p>
      <text:p text:style-name="P3"/>
      <text:p text:style-name="P3"/>
      <text:p text:style-name="P3">(Fig 24.1.r)</text:p>
      <text:p text:style-name="P5">http://www.r-bloggers.com/how-to-make-a-histogram-with-ggplot2/</text:p>
      <text:p text:style-name="P3">(dose response)</text:p>
      <text:h text:style-name="Heading_20_5" text:outline-level="5"><text:soft-page-break/>importance sampling</text:h>
      <text:p text:style-name="P2">( importance.tail.r )</text:p>
      <text:p text:style-name="P2">( importance.sampline.r)</text:p>
      <text:p text:style-name="P2"/>
      <text:p text:style-name="P2">MCMC</text:p>
      <text:p text:style-name="P2">Markov chains</text:p>
      <text:p text:style-name="P2"/>
      <text:p text:style-name="P2">MCMC</text:p>
      <text:p text:style-name="P2">metropolis</text:p>
      <text:p text:style-name="P2">gibbs</text:p>
      <text:p text:style-name="P2"/>
      <text:p text:style-name="P2"/>
      <text:p text:style-name="P2">MCMC pack <text:s/>R</text:p>
      <text:p text:style-name="P2"/>
      <text:p text:style-name="P2">Assignment </text:p>
      <text:p text:style-name="P2"/>
      <text:p text:style-name="P2">Fina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35aea" officeooo:paragraph-rsid="00135ae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MA681 – assignment 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viland </meta:initial-creator>
    <meta:creation-date>2015-03-29T14:02:14.142404759</meta:creation-date>
    <dc:date>2015-03-30T06:34:43.306427758</dc:date>
    <dc:creator>haviland </dc:creator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33" meta:word-count="75" meta:character-count="612" meta:non-whitespace-character-count="558"/>
  </office:meta>
</office:document-meta>
</file>